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9545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rsid="00247380" officeooo:paragraph-rsid="00247380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normal" officeooo:paragraph-rsid="0022152b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officeooo:paragraph-rsid="0022152b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officeooo:rsid="00247380" officeooo:paragraph-rsid="00247380"/>
    </style:style>
    <style:style style:name="T1" style:family="text">
      <style:text-properties fo:font-weight="bold"/>
    </style:style>
    <style:style style:name="T2" style:family="text">
      <style:text-properties fo:font-weight="bold" officeooo:rsid="00247380"/>
    </style:style>
    <style:style style:name="T3" style:family="text">
      <style:text-properties fo:font-weight="normal"/>
    </style:style>
    <style:style style:name="T4" style:family="text">
      <style:text-properties officeooo:rsid="00247380"/>
    </style:style>
    <style:style style:name="T5" style:family="text">
      <style:text-properties officeooo:rsid="0022152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zwartgelakt</text:p>
      <text:p text:style-name="P3">adres: privé<text:line-break/>telefoonnummer: privé</text:p>
      <text:p text:style-name="P4">Code: brief 05 november 2024 zaaksysteem.</text:p>
      <text:p text:style-name="P3"/>
      <text:p text:style-name="P5"><text:span text:style-name="T1"><text:line-break/></text:span><text:span text:style-name="T2">zwartgelakt</text:span><text:span text:style-name="T1"><text:line-break/></text:span><text:span text:style-name="T3">Teamleider Maatschappelijke ontwikkeling<text:line-break/>namens burgemeesters en wethouders<text:line-break/>Brinkhuis 29<text:line-break/>1251 KT Laren</text:span></text:p>
      <text:p text:style-name="P6">Datum: 19 dec 2024</text:p>
      <text:p text:style-name="P7"/>
      <text:p text:style-name="P8">Bezwaar: omtrent de juridische ongebreidelde besluiten en aannames. <text:line-break/></text:p>
      <text:p text:style-name="P7">Geachte <text:span text:style-name="T4">zwartgelakt</text:span>,</text:p>
      <text:p text:style-name="P7"/>
      <text:p text:style-name="P7">Tot op heden heeft u op onjuiste wijze gehoor gegeven aan het informatieverzoek van 25 en 28 november 2024 om aan <text:span text:style-name="T4">zwartgelakt </text:span>alle kopieën van de machtigingen, verbintenissen en communicatie te verstrekken.</text:p>
      <text:p text:style-name="P7"/>
      <text:p text:style-name="P7"><text:span text:style-name="T1">Administratieve nalatigheden</text:span><text:line-break/>- v<text:span text:style-name="T3">erzuim om te handelen<text:line-break/>- onzorgvuldigheid<text:line-break/>- vertraging<text:line-break/>- onjuiste registratie</text:span></text:p>
      <text:p text:style-name="P7"/>
      <text:p text:style-name="P4">Brief 25 november 2024 </text:p>
      <text:list text:style-name="L1">
        <text:list-item>
          <text:p text:style-name="P9">Recht op rectificatie – onjuiste registraties</text:p>
        </text:list-item>
      </text:list>
      <text:p text:style-name="P7"><text:line-break/><text:span text:style-name="T1">Brief</text:span> <text:span text:style-name="T1">25 november 2024 - privacy inbreuk door administratief verzuim</text:span></text:p>
      <text:list text:style-name="L2">
        <text:list-item>
          <text:p text:style-name="P10">Klacht neerleggen omtrent maatregelen tegen onveilige omstandigheden door doxers van HBEL-gemeente op whatsapp en huisadres van <text:span text:style-name="T4">zwartgelakt </text:span>aan het huisadres van mijn schoonmoeder en aan mijn huisadres. Dit hebben <text:span text:style-name="T4">zwartgelakt</text:span> en ik mondeling toegelicht op uw kantoor, daarop kregen wij van u een ondeugdelijke schriftelijk antwoord vol <text:span text:style-name="T3">juridische ongebreidelde besluiten en aannames. </text:span></text:p>
        </text:list-item>
      </text:list>
      <text:p text:style-name="P7"/>
      <text:p text:style-name="P7">Ik verzoek u dringend gehoor te gaan geven aan het informatieverzoek op de brief d.d. 25 november en de mondelinge toelichting op het BEL-kantoor <text:span text:style-name="T5">in Eemnes</text:span>.</text:p>
      <text:p text:style-name="P7"/>
      <text:p text:style-name="P7">Indien geen deugdelijke rechtsgeldige, volledig juist gejuridiseerde en rechtmatige weerlegging<text:line-break/>zal ik me gaan bezinnen op de procedurele consequenties.</text:p>
      <text:p text:style-name="P7"/>
      <text:p text:style-name="P7"><text:line-break/>Met vriendelijke groet,</text:p>
      <text:p text:style-name="P11">zwartgelak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05:41:36.981410395</meta:creation-date>
    <dc:date>2024-12-19T16:28:20.757634140</dc:date>
    <meta:editing-duration>PT31M26S</meta:editing-duration>
    <meta:editing-cycles>7</meta:editing-cycles>
    <meta:generator>LibreOffice/24.8.3.2$Linux_X86_64 LibreOffice_project/e14c9fdd1f585efcbb2c5363087a99d20928d522</meta:generator>
    <meta:document-statistic meta:table-count="0" meta:image-count="0" meta:object-count="0" meta:page-count="1" meta:paragraph-count="17" meta:word-count="206" meta:character-count="1488" meta:non-whitespace-character-count="1293"/>
  </office:meta>
</office:document-meta>
</file>